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75in"/>
    </style:style>
    <style:style style:name="co2" style:family="table-column">
      <style:table-column-properties fo:break-before="auto" style:column-width="1.9591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1.752in"/>
    </style:style>
    <style:style style:name="co5" style:family="table-column">
      <style:table-column-properties fo:break-before="auto" style:column-width="4.4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862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1425in"/>
    </style:style>
    <style:style style:name="co10" style:family="table-column">
      <style:table-column-properties fo:break-before="auto" style:column-width="1.2839in"/>
    </style:style>
    <style:style style:name="co11" style:family="table-column">
      <style:table-column-properties fo:break-before="auto" style:column-width="1.3492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2.9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register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Bit Range</text:p>
          </table:table-cell>
          <table:table-cell office:value-type="string">
            <text:p>Functions</text:p>
          </table:table-cell>
          <table:table-cell office:value-type="string">
            <text:p>Data Direction (to function)</text:p>
          </table:table-cell>
          <table:table-cell office:value-type="string">
            <text:p>Us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0</text:p>
          </table:table-cell>
          <table:table-cell office:value-type="string">
            <text:p>0x00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0x01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</text:p>
          </table:table-cell>
          <table:table-cell office:value-type="string">
            <text:p>0x02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3</text:p>
          </table:table-cell>
          <table:table-cell office:value-type="string">
            <text:p>0x03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4</text:p>
          </table:table-cell>
          <table:table-cell office:value-type="string">
            <text:p>0x04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5</text:p>
          </table:table-cell>
          <table:table-cell office:value-type="string">
            <text:p>0x05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6</text:p>
          </table:table-cell>
          <table:table-cell office:value-type="string">
            <text:p>0x06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string">
            <text:p>0x07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8</text:p>
          </table:table-cell>
          <table:table-cell office:value-type="string">
            <text:p>0x08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9</text:p>
          </table:table-cell>
          <table:table-cell office:value-type="string">
            <text:p>0x09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10</text:p>
          </table:table-cell>
          <table:table-cell office:value-type="string">
            <text:p>0x0A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11</text:p>
          </table:table-cell>
          <table:table-cell office:value-type="string">
            <text:p>0x0B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12</text:p>
          </table:table-cell>
          <table:table-cell office:value-type="string">
            <text:p>0x0C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13</text:p>
          </table:table-cell>
          <table:table-cell office:value-type="string">
            <text:p>0x0D</text:p>
          </table:table-cell>
          <table:table-cell/>
          <table:table-cell office:value-type="string">
            <text:p>[7:0]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14</text:p>
          </table:table-cell>
          <table:table-cell office:value-type="string">
            <text:p>0x0E</text:p>
          </table:table-cell>
          <table:table-cell/>
          <table:table-cell office:value-type="string">
            <text:p>[7:0]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15</text:p>
          </table:table-cell>
          <table:table-cell office:value-type="string">
            <text:p>0x0F</text:p>
          </table:table-cell>
          <table:table-cell/>
          <table:table-cell office:value-type="string">
            <text:p>[7:0]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16</text:p>
          </table:table-cell>
          <table:table-cell office:value-type="string">
            <text:p>0x10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17</text:p>
          </table:table-cell>
          <table:table-cell office:value-type="string">
            <text:p>0x11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18</text:p>
          </table:table-cell>
          <table:table-cell office:value-type="string">
            <text:p>0x12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19</text:p>
          </table:table-cell>
          <table:table-cell office:value-type="string">
            <text:p>0x13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20</text:p>
          </table:table-cell>
          <table:table-cell office:value-type="string">
            <text:p>0x14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21</text:p>
          </table:table-cell>
          <table:table-cell office:value-type="string">
            <text:p>0x15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22</text:p>
          </table:table-cell>
          <table:table-cell office:value-type="string">
            <text:p>0x16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office:value-type="string">
            <text:p>READ_STATUS</text:p>
          </table:table-cell>
          <table:table-cell office:value-type="string">
            <text:p>Out</text:p>
          </table:table-cell>
          <table:table-cell office:value-type="string">
            <text:p>Current LCD address counter content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23</text:p>
          </table:table-cell>
          <table:table-cell office:value-type="string">
            <text:p>0x17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LCD Command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R24</text:p>
          </table:table-cell>
          <table:table-cell office:value-type="string">
            <text:p>0x18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office:value-type="string">
            <text:p>WAIT, WAIT_BUSY, WRITE_CMD</text:p>
          </table:table-cell>
          <table:table-cell office:value-type="string">
            <text:p>In</text:p>
          </table:table-cell>
          <table:table-cell office:value-type="string">
            <text:p>Time-out valu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25</text:p>
          </table:table-cell>
          <table:table-cell office:value-type="string">
            <text:p>0x19</text:p>
          </table:table-cell>
          <table:table-cell office:value-type="string">
            <text:p>Transferable to I/O memory, bit-accessible</text:p>
          </table:table-cell>
          <table:table-cell office:value-type="string">
            <text:p>[0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Bus width (0 = 4-bit, 1 = 8-bit)</text:p>
          </table:table-cell>
        </table:table-row>
        <table:table-row table:style-name="ro3">
          <table:table-cell table:number-columns-repeated="4"/>
          <table:table-cell office:value-type="string">
            <text:p>[1]</text:p>
          </table:table-cell>
          <table:table-cell table:style-name="ce2" office:value-type="string">
            <text:p>READ_STATUS, WRITE_CMD</text:p>
          </table:table-cell>
          <table:table-cell office:value-type="string">
            <text:p>In</text:p>
          </table:table-cell>
          <table:table-cell office:value-type="string">
            <text:p>4-bit setup mode? (mimic 8-bit interface) (0 = no, 1 = yes)</text:p>
          </table:table-cell>
        </table:table-row>
        <table:table-row table:style-name="ro1">
          <table:table-cell table:number-columns-repeated="4"/>
          <table:table-cell office:value-type="string">
            <text:p>[2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Wait on BF? (0 = yes, 1 = no)</text:p>
          </table:table-cell>
        </table:table-row>
        <table:table-row table:style-name="ro4">
          <table:table-cell table:number-columns-repeated="4"/>
          <table:table-cell office:value-type="string">
            <text:p>[3]</text:p>
          </table:table-cell>
          <table:table-cell office:value-type="string">
            <text:p>READ_STATUS, WAIT_BUSY, WRITE_CMD</text:p>
          </table:table-cell>
          <table:table-cell office:value-type="string">
            <text:p>Out</text:p>
          </table:table-cell>
          <table:table-cell office:value-type="string">
            <text:p>Busy flag set?/Timed out? (0 = no, 1 = yes)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26</text:p>
          </table:table-cell>
          <table:table-cell office:value-type="string">
            <text:p>0x1A</text:p>
          </table:table-cell>
          <table:table-cell office:value-type="string">
            <text:p>X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27</text:p>
          </table:table-cell>
          <table:table-cell office:value-type="string">
            <text:p>0x1B</text:p>
          </table:table-cell>
          <table:table-cell office:value-type="string">
            <text:p>X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28</text:p>
          </table:table-cell>
          <table:table-cell office:value-type="string">
            <text:p>0x1C</text:p>
          </table:table-cell>
          <table:table-cell office:value-type="string">
            <text:p>Y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29</text:p>
          </table:table-cell>
          <table:table-cell office:value-type="string">
            <text:p>0x1D</text:p>
          </table:table-cell>
          <table:table-cell office:value-type="string">
            <text:p>Y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30</text:p>
          </table:table-cell>
          <table:table-cell office:value-type="string">
            <text:p>0x1E</text:p>
          </table:table-cell>
          <table:table-cell office:value-type="string">
            <text:p>Z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31</text:p>
          </table:table-cell>
          <table:table-cell office:value-type="string">
            <text:p>0x1F</text:p>
          </table:table-cell>
          <table:table-cell office:value-type="string">
            <text:p>Z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 table:number-rows-repeated="104853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i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Pin Number</text:p>
          </table:table-cell>
          <table:table-cell office:value-type="string">
            <text:p>Default Function</text:p>
          </table:table-cell>
          <table:table-cell office:value-type="string">
            <text:p>Other Functions</text:p>
          </table:table-cell>
          <table:table-cell office:value-type="string">
            <text:p>Current Function</text:p>
          </table:table-cell>
          <table:table-cell office:value-type="string">
            <text:p>Memory Location</text:p>
          </table:table-cell>
          <table:table-cell office:value-type="string">
            <text:p>Other Definitions</text:p>
          </table:table-cell>
          <table:table-cell office:value-type="string">
            <text:p>Data Direction</text:p>
          </table:table-cell>
          <table:table-cell office:value-type="string">
            <text:p>Us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6</text:p>
          </table:table-cell>
          <table:table-cell office:value-type="string">
            <text:p>PCINT14/RESET'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D0</text:p>
          </table:table-cell>
          <table:table-cell office:value-type="string">
            <text:p>PCINT16/RXD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D1</text:p>
          </table:table-cell>
          <table:table-cell office:value-type="string">
            <text:p>PCINT17/TXD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D2</text:p>
          </table:table-cell>
          <table:table-cell office:value-type="string">
            <text:p>PCINT18/INT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D3</text:p>
          </table:table-cell>
          <table:table-cell office:value-type="string">
            <text:p>PCINT19/OC2B/INT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D4</text:p>
          </table:table-cell>
          <table:table-cell office:value-type="string">
            <text:p>PCINT20/XCK/T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CC</text:p>
          </table:table-cell>
          <table:table-cell/>
          <table:table-cell office:value-type="string">
            <text:p>VCC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B6</text:p>
          </table:table-cell>
          <table:table-cell office:value-type="string">
            <text:p>TCINT6/XTAL1/TOXC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B7</text:p>
          </table:table-cell>
          <table:table-cell office:value-type="string">
            <text:p>PCINT7/XTAL2/TOSC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D5</text:p>
          </table:table-cell>
          <table:table-cell office:value-type="string">
            <text:p>PCINT21/OC0B/T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D6</text:p>
          </table:table-cell>
          <table:table-cell office:value-type="string">
            <text:p>PCINT22/OC0A/AIN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D7</text:p>
          </table:table-cell>
          <table:table-cell office:value-type="string">
            <text:p>PCINT23/AIN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B0</text:p>
          </table:table-cell>
          <table:table-cell office:value-type="string">
            <text:p>PCINT0/CLKO/ICP1</text:p>
          </table:table-cell>
          <table:table-cell office:value-type="string">
            <text:p>PB0</text:p>
          </table:table-cell>
          <table:table-cell office:value-type="string">
            <text:p>PORTB[PORTB0]</text:p>
          </table:table-cell>
          <table:table-cell office:value-type="string">
            <text:p>CNTRL[RW]</text:p>
          </table:table-cell>
          <table:table-cell office:value-type="string">
            <text:p>Output</text:p>
          </table:table-cell>
          <table:table-cell office:value-type="string">
            <text:p>LCD Read/Write (0 = write, 1 = read)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B1</text:p>
          </table:table-cell>
          <table:table-cell office:value-type="string">
            <text:p>OC1A/PCINT1</text:p>
          </table:table-cell>
          <table:table-cell office:value-type="string">
            <text:p>PB1</text:p>
          </table:table-cell>
          <table:table-cell office:value-type="string">
            <text:p>PORTB[PORTB1]</text:p>
          </table:table-cell>
          <table:table-cell office:value-type="string">
            <text:p>CNTRL[RS]</text:p>
          </table:table-cell>
          <table:table-cell office:value-type="string">
            <text:p>Output</text:p>
          </table:table-cell>
          <table:table-cell office:value-type="string">
            <text:p>LCD Register Select (0 = instruction, 1 = data)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B2</text:p>
          </table:table-cell>
          <table:table-cell office:value-type="string">
            <text:p>SS'/OC1B/PCINT2</text:p>
          </table:table-cell>
          <table:table-cell office:value-type="string">
            <text:p>PB2</text:p>
          </table:table-cell>
          <table:table-cell office:value-type="string">
            <text:p>PORTB[PORTB2]</text:p>
          </table:table-cell>
          <table:table-cell office:value-type="string">
            <text:p>CNTRL[E]</text:p>
          </table:table-cell>
          <table:table-cell office:value-type="string">
            <text:p>Output</text:p>
          </table:table-cell>
          <table:table-cell office:value-type="string">
            <text:p>LCD Enable (0 = disabled, 1 = enabled)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B3</text:p>
          </table:table-cell>
          <table:table-cell office:value-type="string">
            <text:p>MOSI/OC2A/PCINT3</text:p>
          </table:table-cell>
          <table:table-cell office:value-type="string">
            <text:p>PB3</text:p>
          </table:table-cell>
          <table:table-cell office:value-type="string">
            <text:p>PORTB[PORTB3]</text:p>
          </table:table-cell>
          <table:table-cell office:value-type="string">
            <text:p>CNTRL[LCD_OK]</text:p>
          </table:table-cell>
          <table:table-cell office:value-type="string">
            <text:p>Output</text:p>
          </table:table-cell>
          <table:table-cell office:value-type="string">
            <text:p>LCD Setup OK LED (0 = OK, 1 = fail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B4</text:p>
          </table:table-cell>
          <table:table-cell office:value-type="string">
            <text:p>MISO/PCIN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B5</text:p>
          </table:table-cell>
          <table:table-cell office:value-type="string">
            <text:p>SCK/PCINT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VCC</text:p>
          </table:table-cell>
          <table:table-cell/>
          <table:table-cell office:value-type="string">
            <text:p>AVCC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REF</text:p>
          </table:table-cell>
          <table:table-cell/>
          <table:table-cell office:value-type="string">
            <text:p>AREF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C0</text:p>
          </table:table-cell>
          <table:table-cell office:value-type="string">
            <text:p>ADC0/PCINT8</text:p>
          </table:table-cell>
          <table:table-cell office:value-type="string">
            <text:p>PC0</text:p>
          </table:table-cell>
          <table:table-cell office:value-type="string">
            <text:p>PORTC[PORTC0]</text:p>
          </table:table-cell>
          <table:table-cell office:value-type="string">
            <text:p>DATA[DB1]</text:p>
          </table:table-cell>
          <table:table-cell office:value-type="string">
            <text:p>Input/Output</text:p>
          </table:table-cell>
          <table:table-cell office:value-type="string">
            <text:p>LCD Data[4]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C1</text:p>
          </table:table-cell>
          <table:table-cell office:value-type="string">
            <text:p>ADC1/PCINT9</text:p>
          </table:table-cell>
          <table:table-cell office:value-type="string">
            <text:p>PC1</text:p>
          </table:table-cell>
          <table:table-cell office:value-type="string">
            <text:p>PORTC[PORTC1]</text:p>
          </table:table-cell>
          <table:table-cell office:value-type="string">
            <text:p>DATA[DB2]</text:p>
          </table:table-cell>
          <table:table-cell office:value-type="string">
            <text:p>Input/Output</text:p>
          </table:table-cell>
          <table:table-cell office:value-type="string">
            <text:p>LCD Data[5]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C2</text:p>
          </table:table-cell>
          <table:table-cell office:value-type="string">
            <text:p>ADC2/PCINT10</text:p>
          </table:table-cell>
          <table:table-cell office:value-type="string">
            <text:p>PC2</text:p>
          </table:table-cell>
          <table:table-cell office:value-type="string">
            <text:p>PORTC[PORTC2]</text:p>
          </table:table-cell>
          <table:table-cell office:value-type="string">
            <text:p>DATA[DB3]</text:p>
          </table:table-cell>
          <table:table-cell office:value-type="string">
            <text:p>Input/Output</text:p>
          </table:table-cell>
          <table:table-cell office:value-type="string">
            <text:p>LCD Data[6]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C3</text:p>
          </table:table-cell>
          <table:table-cell office:value-type="string">
            <text:p>ADC3/PCINT11</text:p>
          </table:table-cell>
          <table:table-cell office:value-type="string">
            <text:p>PC3</text:p>
          </table:table-cell>
          <table:table-cell office:value-type="string">
            <text:p>PORTC[PORTC3]</text:p>
          </table:table-cell>
          <table:table-cell office:value-type="string">
            <text:p>DATA[DB4]</text:p>
          </table:table-cell>
          <table:table-cell office:value-type="string">
            <text:p>Input/Output</text:p>
          </table:table-cell>
          <table:table-cell office:value-type="string">
            <text:p>LCD Data[7]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C4</text:p>
          </table:table-cell>
          <table:table-cell office:value-type="string">
            <text:p>ADC4/SDA/PCINT1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C5</text:p>
          </table:table-cell>
          <table:table-cell office:value-type="string">
            <text:p>ADC5/SCL/PCINT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10:34:34.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9:46:15.97</meta:creation-date>
    <dc:date>2013-07-19T21:22:12.52</dc:date>
    <meta:editing-duration>PT14H3M47S</meta:editing-duration>
    <meta:editing-cycles>25</meta:editing-cycles>
    <meta:generator>LibreOffice/4.0.3.3$Windows_x86 LibreOffice_project/0eaa50a932c8f2199a615e1eb30f7ac74279539</meta:generator>
    <meta:document-statistic meta:table-count="2" meta:cell-count="308" meta:object-count="0"/>
  </office:meta>
</office:document-meta>
</file>